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7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100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72" style:family="table-cell" style:parent-style-name="Default" style:data-style-name="N108"/>
    <style:style style:name="ce103" style:family="table-cell" style:parent-style-name="Default" style:data-style-name="N111"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ext-properties style:text-underline-style="none" fo:font-weight="normal" style:font-weight-asian="normal" style:font-weight-complex="normal"/>
    </style:style>
    <style:style style:name="ce105" style:family="table-cell" style:parent-style-name="Default" style:data-style-name="N111">
      <style:text-properties fo:font-weight="bold" style:font-weight-asian="bold" style:font-weight-complex="bold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8">
      <style:text-properties fo:font-weight="bold" style:font-weight-asian="bold" style:font-weight-complex="bold"/>
    </style:style>
    <style:style style:name="ce70" style:family="table-cell" style:parent-style-name="Default" style:data-style-name="N37"/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15"/>
    <style:style style:name="ce23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</style:style>
    <style:style style:name="ce33" style:family="table-cell" style:parent-style-name="Default" style:data-style-name="N11"/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</style:style>
    <style:style style:name="ce80" style:family="table-cell" style:parent-style-name="Default">
      <style:table-cell-properties fo:border-bottom="none" fo:background-color="#2a6099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none" fo:border-right="none" fo:border-top="0.06pt solid #000000"/>
    </style:style>
    <style:style style:name="ce84" style:family="table-cell" style:parent-style-name="Default" style:data-style-name="N113"/>
    <style:style style:name="ce85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86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82" style:family="table-cell" style:parent-style-name="Default" style:data-style-name="N37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3">
      <style:text-properties style:text-underline-style="none" fo:font-weight="bold" style:font-weight-asian="bold" style:font-weight-complex="bold"/>
    </style:style>
    <style:style style:name="ce24" style:family="table-cell" style:parent-style-name="Default" style:data-style-name="N113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none" fo:border-left="none" fo:border-right="none" fo:border-top="0.06pt solid #000000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none" fo:border-left="0.06pt solid #000000" fo:border-right="0.06pt solid #000000" fo:border-top="none"/>
    </style:style>
    <style:style style:name="ce9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usta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72"/>
        <table:table-column table:style-name="co2" table:default-cell-style-name="Default"/>
        <table:table-column table:style-name="co2" table:default-cell-style-name="ce72"/>
        <table:table-column table:style-name="co2" table:default-cell-style-name="Default"/>
        <table:table-column table:style-name="co2" table:default-cell-style-name="ce72"/>
        <table:table-column table:style-name="co3" table:default-cell-style-name="ce72"/>
        <table:table-column table:style-name="co2" table:number-columns-repeated="1016" table:default-cell-style-name="Default"/>
        <table:table-row table:style-name="ro1">
          <table:table-cell table:style-name="ce78" office:value-type="string" calcext:value-type="string">
            <text:p>Gesamtkosten</text:p>
          </table:table-cell>
          <table:table-cell table:style-name="ce78" office:value-type="string" calcext:value-type="string">
            <text:p>Von</text:p>
          </table:table-cell>
          <table:table-cell table:style-name="ce78" office:value-type="string" calcext:value-type="string">
            <text:p>Bis</text:p>
          </table:table-cell>
          <table:table-cell table:style-name="ce78" office:value-type="string" calcext:value-type="string">
            <text:p>Betrag</text:p>
          </table:table-cell>
          <table:table-cell table:style-name="ce78" table:number-columns-repeated="1020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 table:style-name="ce100" office:value-type="date" office:date-value="2018-12-31" calcext:value-type="date">
            <text:p>31.12.2018</text:p>
          </table:table-cell>
          <table:table-cell table:style-name="ce100" office:value-type="date" office:date-value="2019-12-27" calcext:value-type="date">
            <text:p>27.12.2019</text:p>
          </table:table-cell>
          <table:table-cell table:style-name="ce103" table:formula="of:=[$Minol.C3]" office:value-type="currency" office:currency="EUR" office:value="1909.51" calcext:value-type="currency">
            <text:p>1.909,51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rundsteuer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Grundsteuer.D6]" office:value-type="currency" office:currency="EUR" office:value="396.56" calcext:value-type="currency">
            <text:p>396,56 €</text:p>
          </table:table-cell>
          <table:table-cell table:style-name="ce78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Gebäudeversicherung.C3]" office:value-type="currency" office:currency="EUR" office:value="1081.54" calcext:value-type="currency">
            <text:p>1.081,54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Haftpflichtversicherung.C3]" office:value-type="currency" office:currency="EUR" office:value="63.11" calcext:value-type="currency">
            <text:p>63,11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Abfallgebühren.E7]" office:value-type="currency" office:currency="EUR" office:value="269.7" calcext:value-type="currency">
            <text:p>269,70 €</text:p>
          </table:table-cell>
          <table:table-cell table:style-name="ce78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Kaminfeger.D3]" office:value-type="currency" office:currency="EUR" office:value="64.87" calcext:value-type="currency">
            <text:p>64,87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ebührenbescheid Wasser/Abwasser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8" table:formula="of:=[$Wasser_Gesamt.B15]" office:value-type="currency" office:currency="EUR" office:value="791.4" calcext:value-type="currency">
            <text:p>791,40 €</text:p>
          </table:table-cell>
          <table:table-cell table:style-name="ce106"/>
          <table:table-cell table:style-name="ce98"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Wohnfläche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²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Personenanzahl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ersonen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78" table:number-columns-repeated="7"/>
          <table:table-cell table:number-columns-repeated="1016"/>
        </table:table-row>
        <table:table-row table:style-name="ro1">
          <table:table-cell table:style-name="ce78" office:value-type="string" calcext:value-type="string">
            <text:p>I. Grundsteuer, Gebäudeversicherung, Haftpflichtversicherung, Müllgebühren, Kaminfeger, Wasser /Abwasser</text:p>
          </table:table-cell>
          <table:table-cell table:style-name="ce78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7" office:value-type="string" calcext:value-type="string">
            <text:p>Schlüssel</text:p>
          </table:table-cell>
          <table:table-cell table:style-name="ce10" office:value-type="string" calcext:value-type="string">
            <text:p>Gesamtbetrag</text:p>
          </table:table-cell>
          <table:table-cell table:style-name="ce7" office:value-type="string" calcext:value-type="string">
            <text:p>Teiler</text:p>
          </table:table-cell>
          <table:table-cell table:style-name="ce10" office:value-type="string" calcext:value-type="string">
            <text:p>Kosten / Einheit</text:p>
          </table:table-cell>
          <table:table-cell table:style-name="ce7" office:value-type="string" calcext:value-type="string">
            <text:p>Multiplikant</text:p>
          </table:table-cell>
          <table:table-cell table:style-name="ce7" office:value-type="string" calcext:value-type="string">
            <text:p>Resultat</text:p>
          </table:table-cell>
          <table:table-cell table:style-name="ce7" office:value-type="string" calcext:value-type="string">
            <text:p>Summe</text:p>
          </table:table-cell>
          <table:table-cell table:style-name="ce10" office:value-type="string" calcext:value-type="string">
            <text:p>Guthaben Mieter</text:p>
          </table:table-cell>
          <table:table-cell table:number-columns-repeated="1015"/>
        </table:table-row>
        <table:table-row table:style-name="ro1">
          <table:table-cell table:style-name="ce99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D3]" office:value-type="currency" office:currency="EUR" office:value="396.56" calcext:value-type="currency">
            <text:p>396,56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3076923077" calcext:value-type="currency">
            <text:p>1,53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7]*[.F17])" office:value-type="currency" office:currency="EUR" office:value="154.048307692308" calcext:value-type="currency">
            <text:p>154,05 €</text:p>
          </table:table-cell>
          <table:table-cell table:formula="of:=[.G17]" office:value-type="currency" office:currency="EUR" office:value="154.048307692308" calcext:value-type="currency">
            <text:p>154,0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D4]" office:value-type="currency" office:currency="EUR" office:value="1081.54" calcext:value-type="currency">
            <text:p>1.081,54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8]/[.D18])" office:value-type="currency" office:currency="EUR" office:value="4.15976923076923" calcext:value-type="currency">
            <text:p>4,16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8]*[.F18])" office:value-type="currency" office:currency="EUR" office:value="420.136692307692" calcext:value-type="currency">
            <text:p>420,14 €</text:p>
          </table:table-cell>
          <table:table-cell table:formula="of:=SUM([.H17]+[.G18])" office:value-type="currency" office:currency="EUR" office:value="574.185" calcext:value-type="currency">
            <text:p>574,1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D5]" office:value-type="currency" office:currency="EUR" office:value="63.11" calcext:value-type="currency">
            <text:p>63,11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.242730769230769" calcext:value-type="currency">
            <text:p>0,24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9]*[.F19])" office:value-type="currency" office:currency="EUR" office:value="24.5158076923077" calcext:value-type="currency">
            <text:p>24,52 €</text:p>
          </table:table-cell>
          <table:table-cell table:formula="of:=SUM([.H18]+[.G19])" office:value-type="currency" office:currency="EUR" office:value="598.700807692308" calcext:value-type="currency">
            <text:p>598,7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D6]" office:value-type="currency" office:currency="EUR" office:value="269.7" calcext:value-type="currency">
            <text:p>269,7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38.5285714285714" calcext:value-type="currency">
            <text:p>38,53 €</text:p>
          </table:table-cell>
          <table:table-cell table:formula="of:=[.B12]" office:value-type="float" office:value="2" calcext:value-type="float">
            <text:p>2</text:p>
          </table:table-cell>
          <table:table-cell table:formula="of:=SUM([.E20]*[.F20])" office:value-type="currency" office:currency="EUR" office:value="77.0571428571428" calcext:value-type="currency">
            <text:p>77,06 €</text:p>
          </table:table-cell>
          <table:table-cell table:formula="of:=SUM([.H19]+[.G20])" office:value-type="currency" office:currency="EUR" office:value="675.757950549451" calcext:value-type="currency">
            <text:p>675,7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D7]" office:value-type="currency" office:currency="EUR" office:value="64.87" calcext:value-type="currency">
            <text:p>64,87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21.6233333333333" calcext:value-type="currency">
            <text:p>21,62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21.6233333333333" calcext:value-type="currency">
            <text:p>21,62 €</text:p>
          </table:table-cell>
          <table:table-cell table:formula="of:=SUM([.H20]+[.G21])" office:value-type="currency" office:currency="EUR" office:value="697.381283882784" calcext:value-type="currency">
            <text:p>697,3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4]" office:value-type="currency" office:currency="EUR" office:value="267.667166093075" calcext:value-type="currency">
            <text:p>267,67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267.667166093075" calcext:value-type="currency">
            <text:p>267,67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267.667166093075" calcext:value-type="currency">
            <text:p>267,67 €</text:p>
          </table:table-cell>
          <table:table-cell table:formula="of:=SUM([.H21]+[.G22])" office:value-type="currency" office:currency="EUR" office:value="965.048449975859" calcext:value-type="currency">
            <text:p>965,05 €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Monatliche Vorauszahlung</text:p>
          </table:table-cell>
          <table:table-cell/>
          <table:table-cell office:value-type="currency" office:currency="EUR" office:value="67" calcext:value-type="currency">
            <text:p>67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67" calcext:value-type="currency">
            <text:p>67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804" calcext:value-type="currency">
            <text:p>804,00 €</text:p>
          </table:table-cell>
          <table:table-cell table:style-name="Default"/>
          <table:table-cell table:style-name="ce107" table:formula="of:=ORG.LIBREOFFICE.RAWSUBTRACT([.G24];[.H22])" office:value-type="currency" office:currency="EUR" office:value="-161.048449975859" calcext:value-type="currency">
            <text:p>-161,05 €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II. Heizung, Warmwasser Betriebsstro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102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751.05" calcext:value-type="currency">
            <text:p>751,05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number-columns-repeated="1022"/>
        </table:table-row>
        <table:table-row table:style-name="ro1">
          <table:table-cell table:style-name="ce78" office:value-type="string" calcext:value-type="string">
            <text:p>Monatliche Vorauszahlung</text:p>
          </table:table-cell>
          <table:table-cell/>
          <table:table-cell office:value-type="currency" office:currency="EUR" office:value="135" calcext:value-type="currency">
            <text:p>135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35" calcext:value-type="currency">
            <text:p>135,00 €</text:p>
          </table:table-cell>
          <table:table-cell office:value-type="float" office:value="8" calcext:value-type="float">
            <text:p>8</text:p>
          </table:table-cell>
          <table:table-cell table:formula="of:=SUM([.E30]*[.F30])" office:value-type="currency" office:currency="EUR" office:value="1080" calcext:value-type="currency">
            <text:p>1.080,00 €</text:p>
          </table:table-cell>
          <table:table-cell/>
          <table:table-cell table:style-name="ce107" table:formula="of:=ORG.LIBREOFFICE.RAWSUBTRACT([.G30];[.H28])" office:value-type="currency" office:currency="EUR" office:value="328.95" calcext:value-type="currency">
            <text:p>328,95 €</text:p>
          </table:table-cell>
          <table:table-cell table:number-columns-repeated="1015"/>
        </table:table-row>
        <table:table-row table:style-name="ro1">
          <table:table-cell table:style-name="ce78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107" table:formula="of:=SUM([.I24];[.I30])" office:value-type="currency" office:currency="EUR" office:value="167.901550024141" calcext:value-type="currency">
            <text:p>167,90 €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iher_Zieger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72"/>
        <table:table-column table:style-name="co2" table:default-cell-style-name="Default"/>
        <table:table-column table:style-name="co2" table:default-cell-style-name="ce72"/>
        <table:table-column table:style-name="co2" table:default-cell-style-name="Default"/>
        <table:table-column table:style-name="co2" table:number-columns-repeated="2" table:default-cell-style-name="ce72"/>
        <table:table-column table:style-name="co2" table:number-columns-repeated="1016" table:default-cell-style-name="Default"/>
        <table:table-row table:style-name="ro1">
          <table:table-cell table:style-name="ce78" office:value-type="string" calcext:value-type="string">
            <text:p>Gesamtkosten</text:p>
          </table:table-cell>
          <table:table-cell table:style-name="ce78" office:value-type="string" calcext:value-type="string">
            <text:p>Von</text:p>
          </table:table-cell>
          <table:table-cell table:style-name="ce78" office:value-type="string" calcext:value-type="string">
            <text:p>Bis</text:p>
          </table:table-cell>
          <table:table-cell table:style-name="ce78" office:value-type="string" calcext:value-type="string">
            <text:p>Betrag</text:p>
          </table:table-cell>
          <table:table-cell table:style-name="ce78" table:number-columns-repeated="1020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 table:style-name="ce100" office:value-type="date" office:date-value="2018-12-31" calcext:value-type="date">
            <text:p>31.12.2018</text:p>
          </table:table-cell>
          <table:table-cell table:style-name="ce100" office:value-type="date" office:date-value="2019-12-27" calcext:value-type="date">
            <text:p>27.12.2019</text:p>
          </table:table-cell>
          <table:table-cell table:style-name="ce103" table:formula="of:=[$Minol.C3]" office:value-type="currency" office:currency="EUR" office:value="1909.51" calcext:value-type="currency">
            <text:p>1.909,51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rundsteuer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Grundsteuer.D6]" office:value-type="currency" office:currency="EUR" office:value="396.56" calcext:value-type="currency">
            <text:p>396,56 €</text:p>
          </table:table-cell>
          <table:table-cell table:style-name="ce78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Gebäudeversicherung.C3]" office:value-type="currency" office:currency="EUR" office:value="1081.54" calcext:value-type="currency">
            <text:p>1.081,54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Haftpflichtversicherung.C3]" office:value-type="currency" office:currency="EUR" office:value="63.11" calcext:value-type="currency">
            <text:p>63,11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Abfallgebühren.E7]" office:value-type="currency" office:currency="EUR" office:value="269.7" calcext:value-type="currency">
            <text:p>269,70 €</text:p>
          </table:table-cell>
          <table:table-cell table:style-name="ce78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Kaminfeger.D3]" office:value-type="currency" office:currency="EUR" office:value="64.87" calcext:value-type="currency">
            <text:p>64,87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ebührenbescheid Wasser/Abwasser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8" table:formula="of:=[$Wasser_Gesamt.B15]" office:value-type="currency" office:currency="EUR" office:value="791.4" calcext:value-type="currency">
            <text:p>791,40 €</text:p>
          </table:table-cell>
          <table:table-cell table:style-name="ce106"/>
          <table:table-cell table:style-name="ce98"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Wohnfläche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²</text:p>
          </table:table-cell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Personenanzahl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ersonen</text:p>
          </table:table-cell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 table:style-name="ce78" table:number-columns-repeated="5"/>
          <table:table-cell table:number-columns-repeated="1016"/>
        </table:table-row>
        <table:table-row table:style-name="ro1">
          <table:table-cell table:style-name="ce78"/>
          <table:table-cell/>
          <table:table-cell table:style-name="Default"/>
          <table:table-cell table:style-name="ce78" table:number-columns-repeated="5"/>
          <table:table-cell table:number-columns-repeated="1016"/>
        </table:table-row>
        <table:table-row table:style-name="ro1">
          <table:table-cell table:style-name="ce78" office:value-type="string" calcext:value-type="string">
            <text:p>I. Grundsteuer, Gebäudeversicherung, Haftpflichtversicherung, Müllgebühren, Kaminfeger, Wasser /Abwasser</text:p>
          </table:table-cell>
          <table:table-cell table:style-name="ce78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7" office:value-type="string" calcext:value-type="string">
            <text:p>Schlüssel</text:p>
          </table:table-cell>
          <table:table-cell table:style-name="ce10" office:value-type="string" calcext:value-type="string">
            <text:p>Gesamtbetrag</text:p>
          </table:table-cell>
          <table:table-cell table:style-name="ce7" office:value-type="string" calcext:value-type="string">
            <text:p>Teiler</text:p>
          </table:table-cell>
          <table:table-cell table:style-name="ce10" office:value-type="string" calcext:value-type="string">
            <text:p>Kosten / Einheit</text:p>
          </table:table-cell>
          <table:table-cell table:style-name="ce7" office:value-type="string" calcext:value-type="string">
            <text:p>Multiplikant</text:p>
          </table:table-cell>
          <table:table-cell table:style-name="ce7" office:value-type="string" calcext:value-type="string">
            <text:p>Resultat</text:p>
          </table:table-cell>
          <table:table-cell table:style-name="ce7" office:value-type="string" calcext:value-type="string">
            <text:p>Summe</text:p>
          </table:table-cell>
          <table:table-cell table:style-name="ce10" office:value-type="string" calcext:value-type="string">
            <text:p>Guthaben Mieter</text:p>
          </table:table-cell>
          <table:table-cell table:number-columns-repeated="1015"/>
        </table:table-row>
        <table:table-row table:style-name="ro1">
          <table:table-cell table:style-name="ce99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D3]" office:value-type="currency" office:currency="EUR" office:value="396.56" calcext:value-type="currency">
            <text:p>396,56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3076923077" calcext:value-type="currency">
            <text:p>1,53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7]*[.F17])" office:value-type="currency" office:currency="EUR" office:value="154.048307692308" calcext:value-type="currency">
            <text:p>154,05 €</text:p>
          </table:table-cell>
          <table:table-cell table:formula="of:=[.G17]" office:value-type="currency" office:currency="EUR" office:value="154.048307692308" calcext:value-type="currency">
            <text:p>154,0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D4]" office:value-type="currency" office:currency="EUR" office:value="1081.54" calcext:value-type="currency">
            <text:p>1.081,54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8]/[.D18])" office:value-type="currency" office:currency="EUR" office:value="4.15976923076923" calcext:value-type="currency">
            <text:p>4,16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8]*[.F18])" office:value-type="currency" office:currency="EUR" office:value="420.136692307692" calcext:value-type="currency">
            <text:p>420,14 €</text:p>
          </table:table-cell>
          <table:table-cell table:formula="of:=SUM([.H17]+[.G18])" office:value-type="currency" office:currency="EUR" office:value="574.185" calcext:value-type="currency">
            <text:p>574,1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D5]" office:value-type="currency" office:currency="EUR" office:value="63.11" calcext:value-type="currency">
            <text:p>63,11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.242730769230769" calcext:value-type="currency">
            <text:p>0,24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9]*[.F19])" office:value-type="currency" office:currency="EUR" office:value="24.5158076923077" calcext:value-type="currency">
            <text:p>24,52 €</text:p>
          </table:table-cell>
          <table:table-cell table:formula="of:=SUM([.H18]+[.G19])" office:value-type="currency" office:currency="EUR" office:value="598.700807692308" calcext:value-type="currency">
            <text:p>598,7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D6]" office:value-type="currency" office:currency="EUR" office:value="269.7" calcext:value-type="currency">
            <text:p>269,7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38.5285714285714" calcext:value-type="currency">
            <text:p>38,53 €</text:p>
          </table:table-cell>
          <table:table-cell table:formula="of:=[.B12]" office:value-type="float" office:value="3" calcext:value-type="float">
            <text:p>3</text:p>
          </table:table-cell>
          <table:table-cell table:formula="of:=SUM([.E20]*[.F20])" office:value-type="currency" office:currency="EUR" office:value="115.585714285714" calcext:value-type="currency">
            <text:p>115,59 €</text:p>
          </table:table-cell>
          <table:table-cell table:formula="of:=SUM([.H19]+[.G20])" office:value-type="currency" office:currency="EUR" office:value="714.286521978022" calcext:value-type="currency">
            <text:p>714,2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D7]" office:value-type="currency" office:currency="EUR" office:value="64.87" calcext:value-type="currency">
            <text:p>64,87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21.6233333333333" calcext:value-type="currency">
            <text:p>21,62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21.6233333333333" calcext:value-type="currency">
            <text:p>21,62 €</text:p>
          </table:table-cell>
          <table:table-cell table:formula="of:=SUM([.H20]+[.G21])" office:value-type="currency" office:currency="EUR" office:value="735.909855311355" calcext:value-type="currency">
            <text:p>735,91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7]" office:value-type="currency" office:currency="EUR" office:value="319.034697165655" calcext:value-type="currency">
            <text:p>319,03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319.034697165655" calcext:value-type="currency">
            <text:p>319,03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319.034697165655" calcext:value-type="currency">
            <text:p>319,03 €</text:p>
          </table:table-cell>
          <table:table-cell table:formula="of:=SUM([.H21]+[.G22])" office:value-type="currency" office:currency="EUR" office:value="1054.94455247701" calcext:value-type="currency">
            <text:p>1.054,94 €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Monatliche Vorauszahlung</text:p>
          </table:table-cell>
          <table:table-cell/>
          <table:table-cell office:value-type="currency" office:currency="EUR" office:value="60" calcext:value-type="currency">
            <text:p>60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60" calcext:value-type="currency">
            <text:p>60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720" calcext:value-type="currency">
            <text:p>720,00 €</text:p>
          </table:table-cell>
          <table:table-cell table:style-name="Default"/>
          <table:table-cell table:style-name="ce107" table:formula="of:=ORG.LIBREOFFICE.RAWSUBTRACT([.G24];[.H22])" office:value-type="currency" office:currency="EUR" office:value="-334.94455247701" calcext:value-type="currency">
            <text:p>-334,94 €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II. Heizung, Warmwasser Betriebsstro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102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685.88" calcext:value-type="currency">
            <text:p>685,88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number-columns-repeated="1022"/>
        </table:table-row>
        <table:table-row table:style-name="ro1">
          <table:table-cell table:style-name="ce78" office:value-type="string" calcext:value-type="string">
            <text:p>Monatliche Vorauszahlung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00" calcext:value-type="currency">
            <text:p>100,00 €</text:p>
          </table:table-cell>
          <table:table-cell office:value-type="float" office:value="8" calcext:value-type="float">
            <text:p>8</text:p>
          </table:table-cell>
          <table:table-cell table:formula="of:=SUM([.E30]*[.F30])" office:value-type="currency" office:currency="EUR" office:value="800" calcext:value-type="currency">
            <text:p>800,00 €</text:p>
          </table:table-cell>
          <table:table-cell/>
          <table:table-cell table:style-name="ce107" table:formula="of:=ORG.LIBREOFFICE.RAWSUBTRACT([.G30];[.H28])" office:value-type="currency" office:currency="EUR" office:value="114.12" calcext:value-type="currency">
            <text:p>114,12 €</text:p>
          </table:table-cell>
          <table:table-cell table:number-columns-repeated="1015"/>
        </table:table-row>
        <table:table-row table:style-name="ro1">
          <table:table-cell table:style-name="ce78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107" table:formula="of:=SUM([.I24];[.I30])" office:value-type="currency" office:currency="EUR" office:value="-220.82455247701" calcext:value-type="currency">
            <text:p>-220,82 €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öller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72"/>
        <table:table-column table:style-name="co2" table:default-cell-style-name="Default"/>
        <table:table-column table:style-name="co2" table:default-cell-style-name="ce72"/>
        <table:table-column table:style-name="co2" table:default-cell-style-name="Default"/>
        <table:table-column table:style-name="co2" table:number-columns-repeated="2" table:default-cell-style-name="ce72"/>
        <table:table-column table:style-name="co2" table:number-columns-repeated="1016" table:default-cell-style-name="Default"/>
        <table:table-row table:style-name="ro1">
          <table:table-cell table:style-name="ce78" office:value-type="string" calcext:value-type="string">
            <text:p>Gesamtkosten</text:p>
          </table:table-cell>
          <table:table-cell table:style-name="ce78" office:value-type="string" calcext:value-type="string">
            <text:p>Von</text:p>
          </table:table-cell>
          <table:table-cell table:style-name="ce78" office:value-type="string" calcext:value-type="string">
            <text:p>Bis</text:p>
          </table:table-cell>
          <table:table-cell table:style-name="ce78" office:value-type="string" calcext:value-type="string">
            <text:p>Betrag</text:p>
          </table:table-cell>
          <table:table-cell table:style-name="ce78" table:number-columns-repeated="1020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 table:style-name="ce100" office:value-type="date" office:date-value="2018-12-31" calcext:value-type="date">
            <text:p>31.12.2018</text:p>
          </table:table-cell>
          <table:table-cell table:style-name="ce100" office:value-type="date" office:date-value="2019-12-27" calcext:value-type="date">
            <text:p>27.12.2019</text:p>
          </table:table-cell>
          <table:table-cell table:style-name="ce103" table:formula="of:=[$Minol.C3]" office:value-type="currency" office:currency="EUR" office:value="1909.51" calcext:value-type="currency">
            <text:p>1.909,51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rundsteuer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Grundsteuer.D6]" office:value-type="currency" office:currency="EUR" office:value="396.56" calcext:value-type="currency">
            <text:p>396,56 €</text:p>
          </table:table-cell>
          <table:table-cell table:style-name="ce78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Gebäudeversicherung.C3]" office:value-type="currency" office:currency="EUR" office:value="1081.54" calcext:value-type="currency">
            <text:p>1.081,54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Haftpflichtversicherung.C3]" office:value-type="currency" office:currency="EUR" office:value="63.11" calcext:value-type="currency">
            <text:p>63,11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Abfallgebühren.E7]" office:value-type="currency" office:currency="EUR" office:value="269.7" calcext:value-type="currency">
            <text:p>269,70 €</text:p>
          </table:table-cell>
          <table:table-cell table:style-name="ce78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103" table:formula="of:=[$Kaminfeger.D3]" office:value-type="currency" office:currency="EUR" office:value="64.87" calcext:value-type="currency">
            <text:p>64,87 €</text:p>
          </table:table-cell>
          <table:table-cell table:style-name="ce10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ebührenbescheid Wasser/Abwasser</text:p>
          </table:table-cell>
          <table:table-cell table:style-name="ce100" office:value-type="date" office:date-value="2019-01-01" calcext:value-type="date">
            <text:p>01.01.2019</text:p>
          </table:table-cell>
          <table:table-cell table:style-name="ce100" office:value-type="date" office:date-value="2019-12-31" calcext:value-type="date">
            <text:p>31.12.2019</text:p>
          </table:table-cell>
          <table:table-cell table:style-name="ce8" table:formula="of:=[$Wasser_Gesamt.B15]" office:value-type="currency" office:currency="EUR" office:value="791.4" calcext:value-type="currency">
            <text:p>791,40 €</text:p>
          </table:table-cell>
          <table:table-cell table:style-name="ce106"/>
          <table:table-cell table:style-name="ce98"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Wohnfläche</text:p>
          </table:table-cell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²</text:p>
          </table:table-cell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Personenanzahl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ersonen</text:p>
          </table:table-cell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 table:style-name="ce78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78" table:number-columns-repeated="7"/>
          <table:table-cell table:number-columns-repeated="1016"/>
        </table:table-row>
        <table:table-row table:style-name="ro1">
          <table:table-cell table:style-name="ce78" office:value-type="string" calcext:value-type="string">
            <text:p>I. Grundsteuer, Gebäudeversicherung, Haftpflichtversicherung, Müllgebühren, Kaminfeger, Wasser /Abwasser</text:p>
          </table:table-cell>
          <table:table-cell table:style-name="ce78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7" office:value-type="string" calcext:value-type="string">
            <text:p>Schlüssel</text:p>
          </table:table-cell>
          <table:table-cell table:style-name="ce10" office:value-type="string" calcext:value-type="string">
            <text:p>Gesamtbetrag</text:p>
          </table:table-cell>
          <table:table-cell table:style-name="ce7" office:value-type="string" calcext:value-type="string">
            <text:p>Teiler</text:p>
          </table:table-cell>
          <table:table-cell table:style-name="ce10" office:value-type="string" calcext:value-type="string">
            <text:p>Kosten / Einheit</text:p>
          </table:table-cell>
          <table:table-cell table:style-name="ce7" office:value-type="string" calcext:value-type="string">
            <text:p>Multiplikant</text:p>
          </table:table-cell>
          <table:table-cell table:style-name="ce7" office:value-type="string" calcext:value-type="string">
            <text:p>Resultat</text:p>
          </table:table-cell>
          <table:table-cell table:style-name="ce7" office:value-type="string" calcext:value-type="string">
            <text:p>Summe</text:p>
          </table:table-cell>
          <table:table-cell table:style-name="ce10" office:value-type="string" calcext:value-type="string">
            <text:p>Guthaben Mieter</text:p>
          </table:table-cell>
          <table:table-cell table:number-columns-repeated="1015"/>
        </table:table-row>
        <table:table-row table:style-name="ro1">
          <table:table-cell table:style-name="ce99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D3]" office:value-type="currency" office:currency="EUR" office:value="396.56" calcext:value-type="currency">
            <text:p>396,56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3076923077" calcext:value-type="currency">
            <text:p>1,53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7]*[.F17])" office:value-type="currency" office:currency="EUR" office:value="88.4633846153846" calcext:value-type="currency">
            <text:p>88,46 €</text:p>
          </table:table-cell>
          <table:table-cell table:formula="of:=[.G17]" office:value-type="currency" office:currency="EUR" office:value="88.4633846153846" calcext:value-type="currency">
            <text:p>88,4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D4]" office:value-type="currency" office:currency="EUR" office:value="1081.54" calcext:value-type="currency">
            <text:p>1.081,54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8]/[.D18])" office:value-type="currency" office:currency="EUR" office:value="4.15976923076923" calcext:value-type="currency">
            <text:p>4,16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8]*[.F18])" office:value-type="currency" office:currency="EUR" office:value="241.266615384615" calcext:value-type="currency">
            <text:p>241,27 €</text:p>
          </table:table-cell>
          <table:table-cell table:formula="of:=SUM([.H17]+[.G18])" office:value-type="currency" office:currency="EUR" office:value="329.73" calcext:value-type="currency">
            <text:p>329,7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D5]" office:value-type="currency" office:currency="EUR" office:value="63.11" calcext:value-type="currency">
            <text:p>63,11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.242730769230769" calcext:value-type="currency">
            <text:p>0,24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9]*[.F19])" office:value-type="currency" office:currency="EUR" office:value="14.0783846153846" calcext:value-type="currency">
            <text:p>14,08 €</text:p>
          </table:table-cell>
          <table:table-cell table:formula="of:=SUM([.H18]+[.G19])" office:value-type="currency" office:currency="EUR" office:value="343.808384615385" calcext:value-type="currency">
            <text:p>343,81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D6]" office:value-type="currency" office:currency="EUR" office:value="269.7" calcext:value-type="currency">
            <text:p>269,7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38.5285714285714" calcext:value-type="currency">
            <text:p>38,53 €</text:p>
          </table:table-cell>
          <table:table-cell table:formula="of:=[.B12]" office:value-type="float" office:value="2" calcext:value-type="float">
            <text:p>2</text:p>
          </table:table-cell>
          <table:table-cell table:formula="of:=SUM([.E20]*[.F20])" office:value-type="currency" office:currency="EUR" office:value="77.0571428571428" calcext:value-type="currency">
            <text:p>77,06 €</text:p>
          </table:table-cell>
          <table:table-cell table:formula="of:=SUM([.H19]+[.G20])" office:value-type="currency" office:currency="EUR" office:value="420.865527472528" calcext:value-type="currency">
            <text:p>420,87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D7]" office:value-type="currency" office:currency="EUR" office:value="64.87" calcext:value-type="currency">
            <text:p>64,87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21.6233333333333" calcext:value-type="currency">
            <text:p>21,62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21.6233333333333" calcext:value-type="currency">
            <text:p>21,62 €</text:p>
          </table:table-cell>
          <table:table-cell table:formula="of:=SUM([.H20]+[.G21])" office:value-type="currency" office:currency="EUR" office:value="442.488860805861" calcext:value-type="currency">
            <text:p>442,4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10]" office:value-type="currency" office:currency="EUR" office:value="204.69813674127" calcext:value-type="currency">
            <text:p>204,70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204.69813674127" calcext:value-type="currency">
            <text:p>204,70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204.69813674127" calcext:value-type="currency">
            <text:p>204,70 €</text:p>
          </table:table-cell>
          <table:table-cell table:formula="of:=SUM([.H21]+[.G22])" office:value-type="currency" office:currency="EUR" office:value="647.186997547131" calcext:value-type="currency">
            <text:p>647,19 €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Monatliche Vorauszahlung</text:p>
          </table:table-cell>
          <table:table-cell/>
          <table:table-cell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50" calcext:value-type="currency">
            <text:p>50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600" calcext:value-type="currency">
            <text:p>600,00 €</text:p>
          </table:table-cell>
          <table:table-cell table:style-name="Default"/>
          <table:table-cell table:style-name="ce107" table:formula="of:=ORG.LIBREOFFICE.RAWSUBTRACT([.G24];[.H22])" office:value-type="currency" office:currency="EUR" office:value="-47.1869975471309" calcext:value-type="currency">
            <text:p>-47,19 €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II. Heizung, Warmwasser Betriebsstro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102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472.58" calcext:value-type="currency">
            <text:p>472,58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number-columns-repeated="1022"/>
        </table:table-row>
        <table:table-row table:style-name="ro1">
          <table:table-cell table:style-name="ce78" office:value-type="string" calcext:value-type="string">
            <text:p>Monatliche Vorauszahlung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00" calcext:value-type="currency">
            <text:p>100,00 €</text:p>
          </table:table-cell>
          <table:table-cell office:value-type="float" office:value="8" calcext:value-type="float">
            <text:p>8</text:p>
          </table:table-cell>
          <table:table-cell table:formula="of:=SUM([.E30]*[.F30])" office:value-type="currency" office:currency="EUR" office:value="800" calcext:value-type="currency">
            <text:p>800,00 €</text:p>
          </table:table-cell>
          <table:table-cell/>
          <table:table-cell table:style-name="ce107" table:formula="of:=ORG.LIBREOFFICE.RAWSUBTRACT([.G30];[.H28])" office:value-type="currency" office:currency="EUR" office:value="327.42" calcext:value-type="currency">
            <text:p>327,42 €</text:p>
          </table:table-cell>
          <table:table-cell table:number-columns-repeated="1015"/>
        </table:table-row>
        <table:table-row table:style-name="ro1">
          <table:table-cell table:style-name="ce78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107" table:formula="of:=SUM([.I24];[.I30])" office:value-type="currency" office:currency="EUR" office:value="280.233002452869" calcext:value-type="currency">
            <text:p>280,23 €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usdaten" table:style-name="ta1">
        <table:table-column table:style-name="co5" table:default-cell-style-name="ce78"/>
        <table:table-column table:style-name="co2" table:number-columns-repeated="2" table:default-cell-style-name="Default"/>
        <table:table-row table:style-name="ro1">
          <table:table-cell table:style-name="Default"/>
          <table:table-cell/>
          <table:table-cell table:style-name="ce78" office:value-type="string" calcext:value-type="string">
            <text:p>Einheit</text:p>
          </table:table-cell>
        </table:table-row>
        <table:table-row table:style-name="ro1">
          <table:table-cell office:value-type="string" calcext:value-type="string">
            <text:p>Wohnfläch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Perso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sonen</text:p>
          </table:table-cell>
        </table:table-row>
        <table:table-row table:style-name="ro1">
          <table:table-cell office:value-type="string" calcext:value-type="string">
            <text:p>Wohneinh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nheiten</text:p>
          </table:table-cell>
        </table:table-row>
      </table:table>
      <table:table table:name="Minol" table:style-name="ta1">
        <table:table-column table:style-name="co2" table:default-cell-style-name="ce78"/>
        <table:table-column table:style-name="co2" table:default-cell-style-name="Default"/>
        <table:table-column table:style-name="co2" table:default-cell-style-name="ce78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/>
        </table:table-row>
        <table:table-row table:style-name="ro1">
          <table:table-cell table:style-name="ce70" office:value-type="date" office:date-value="2019-04-22" calcext:value-type="date">
            <text:p>22.04.19</text:p>
          </table:table-cell>
          <table:table-cell table:style-name="ce70" office:value-type="date" office:date-value="2019-12-31" calcext:value-type="date">
            <text:p>31.12.19</text:p>
          </table:table-cell>
          <table:table-cell table:style-name="ce72" office:value-type="currency" office:currency="EUR" office:value="1909.51" calcext:value-type="currency">
            <text:p>1.909,51 €</text:p>
          </table:table-cell>
        </table:table-row>
      </table:table>
      <table:table table:name="Gebäudeversicherung" table:style-name="ta1">
        <table:table-column table:style-name="co2" table:default-cell-style-name="ce78"/>
        <table:table-column table:style-name="co2" table:default-cell-style-name="Default"/>
        <table:table-column table:style-name="co2" table:default-cell-style-name="ce78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/>
        </table:table-row>
        <table:table-row table:style-name="ro1">
          <table:table-cell table:style-name="ce70" office:value-type="date" office:date-value="2019-01-01" calcext:value-type="date">
            <text:p>01.01.19</text:p>
          </table:table-cell>
          <table:table-cell table:style-name="ce70" office:value-type="date" office:date-value="2019-12-31" calcext:value-type="date">
            <text:p>31.12.19</text:p>
          </table:table-cell>
          <table:table-cell table:style-name="ce72" office:value-type="currency" office:currency="EUR" office:value="1081.54" calcext:value-type="currency">
            <text:p>1.081,54 €</text:p>
          </table:table-cell>
        </table:table-row>
      </table:table>
      <table:table table:name="Kaminfeger" table:style-name="ta1">
        <table:table-column table:style-name="co2" table:number-columns-repeated="2" table:default-cell-style-name="ce70"/>
        <table:table-column table:style-name="co2" table:number-columns-repeated="2" table:default-cell-style-name="ce72"/>
        <table:table-row table:style-name="ro1">
          <table:table-cell table:style-name="ce78" office:value-type="string" calcext:value-type="string">
            <text:p>Zeitraum</text:p>
          </table:table-cell>
          <table:table-cell table:style-name="Default"/>
          <table:table-cell table:style-name="ce78" office:value-type="string" calcext:value-type="string">
            <text:p>Ausführungsdatum</text:p>
          </table:table-cell>
          <table:table-cell table:style-name="ce78" office:value-type="string" calcext:value-type="string">
            <text:p>Summe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9-01-01" calcext:value-type="date">
            <text:p>01.01.19</text:p>
          </table:table-cell>
          <table:table-cell office:value-type="date" office:date-value="2019-12-31" calcext:value-type="date">
            <text:p>31.12.19</text:p>
          </table:table-cell>
          <table:table-cell table:style-name="ce70" office:value-type="date" office:date-value="2019-06-19" calcext:value-type="date">
            <text:p>19.06.19</text:p>
          </table:table-cell>
          <table:table-cell office:value-type="currency" office:currency="EUR" office:value="64.87" calcext:value-type="currency">
            <text:p>64,87 €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undsteuer" table:style-name="ta1">
        <table:table-column table:style-name="co2" table:number-columns-repeated="2" table:default-cell-style-name="ce70"/>
        <table:table-column table:style-name="co2" table:number-columns-repeated="2" table:default-cell-style-name="ce72"/>
        <table:table-row table:style-name="ro1">
          <table:table-cell table:style-name="ce78" office:value-type="string" calcext:value-type="string">
            <text:p>Zeitraum</text:p>
          </table:table-cell>
          <table:table-cell table:style-name="Default"/>
          <table:table-cell table:style-name="ce78" office:value-type="string" calcext:value-type="string">
            <text:p>Beitrag</text:p>
          </table:table-cell>
          <table:table-cell table:style-name="ce78" office:value-type="string" calcext:value-type="string">
            <text:p>Summe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9-01-01" calcext:value-type="date">
            <text:p>01.01.19</text:p>
          </table:table-cell>
          <table:table-cell office:value-type="date" office:date-value="2019-03-31" calcext:value-type="date">
            <text:p>31.03.19</text:p>
          </table:table-cell>
          <table:table-cell office:value-type="currency" office:currency="EUR" office:value="99.14" calcext:value-type="currency">
            <text:p>99,14 €</text:p>
          </table:table-cell>
          <table:table-cell table:formula="of:=SUM([.C3];[.D2])" office:value-type="currency" office:currency="EUR" office:value="99.14" calcext:value-type="currency">
            <text:p>99,14 €</text:p>
          </table:table-cell>
        </table:table-row>
        <table:table-row table:style-name="ro1">
          <table:table-cell office:value-type="date" office:date-value="2019-04-01" calcext:value-type="date">
            <text:p>01.04.19</text:p>
          </table:table-cell>
          <table:table-cell office:value-type="date" office:date-value="2019-06-30" calcext:value-type="date">
            <text:p>30.06.19</text:p>
          </table:table-cell>
          <table:table-cell office:value-type="currency" office:currency="EUR" office:value="99.14" calcext:value-type="currency">
            <text:p>99,14 €</text:p>
          </table:table-cell>
          <table:table-cell table:formula="of:=SUM([.C4];[.D3])" office:value-type="currency" office:currency="EUR" office:value="198.28" calcext:value-type="currency">
            <text:p>198,28 €</text:p>
          </table:table-cell>
        </table:table-row>
        <table:table-row table:style-name="ro1">
          <table:table-cell office:value-type="date" office:date-value="2019-07-01" calcext:value-type="date">
            <text:p>01.07.19</text:p>
          </table:table-cell>
          <table:table-cell office:value-type="date" office:date-value="2019-09-30" calcext:value-type="date">
            <text:p>30.09.19</text:p>
          </table:table-cell>
          <table:table-cell office:value-type="currency" office:currency="EUR" office:value="99.14" calcext:value-type="currency">
            <text:p>99,14 €</text:p>
          </table:table-cell>
          <table:table-cell table:formula="of:=SUM([.C5];[.D4])" office:value-type="currency" office:currency="EUR" office:value="297.42" calcext:value-type="currency">
            <text:p>297,42 €</text:p>
          </table:table-cell>
        </table:table-row>
        <table:table-row table:style-name="ro1">
          <table:table-cell office:value-type="date" office:date-value="2019-10-01" calcext:value-type="date">
            <text:p>01.10.19</text:p>
          </table:table-cell>
          <table:table-cell office:value-type="date" office:date-value="2019-12-31" calcext:value-type="date">
            <text:p>31.12.19</text:p>
          </table:table-cell>
          <table:table-cell office:value-type="currency" office:currency="EUR" office:value="99.14" calcext:value-type="currency">
            <text:p>99,14 €</text:p>
          </table:table-cell>
          <table:table-cell table:formula="of:=SUM([.C6];[.D5])" office:value-type="currency" office:currency="EUR" office:value="396.56" calcext:value-type="currency">
            <text:p>396,56 €</text:p>
          </table:table-cell>
        </table:table-row>
      </table:table>
      <table:table table:name="Abfallgebühren" table:style-name="ta1">
        <table:table-column table:style-name="co2" table:number-columns-repeated="2" table:default-cell-style-name="ce70"/>
        <table:table-column table:style-name="co2" table:number-columns-repeated="3" table:default-cell-style-name="ce72"/>
        <table:table-row table:style-name="ro1">
          <table:table-cell table:style-name="ce78" office:value-type="string" calcext:value-type="string">
            <text:p>Zeitraum</text:p>
          </table:table-cell>
          <table:table-cell table:style-name="Default"/>
          <table:table-cell table:style-name="ce78" office:value-type="string" calcext:value-type="string">
            <text:p>Beitrag</text:p>
          </table:table-cell>
          <table:table-cell table:style-name="ce78" office:value-type="string" calcext:value-type="string">
            <text:p>Zwischensummen</text:p>
          </table:table-cell>
          <table:table-cell table:style-name="ce78" office:value-type="string" calcext:value-type="string">
            <text:p>Summe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19-01-01" calcext:value-type="date">
            <text:p>01.01.19</text:p>
          </table:table-cell>
          <table:table-cell office:value-type="date" office:date-value="2019-08-31" calcext:value-type="date">
            <text:p>31.08.19</text:p>
          </table:table-cell>
          <table:table-cell office:value-type="currency" office:currency="EUR" office:value="114.8" calcext:value-type="currency">
            <text:p>114,80 €</text:p>
          </table:table-cell>
          <table:table-cell table:formula="of:=SUM([.C3];[.D2])" office:value-type="currency" office:currency="EUR" office:value="114.8" calcext:value-type="currency">
            <text:p>114,80 €</text:p>
          </table:table-cell>
          <table:table-cell/>
        </table:table-row>
        <table:table-row table:style-name="ro1">
          <table:table-cell office:value-type="date" office:date-value="2019-01-01" calcext:value-type="date">
            <text:p>01.01.19</text:p>
          </table:table-cell>
          <table:table-cell office:value-type="date" office:date-value="2019-09-14" calcext:value-type="date">
            <text:p>14.09.19</text:p>
          </table:table-cell>
          <table:table-cell office:value-type="currency" office:currency="EUR" office:value="66.3" calcext:value-type="currency">
            <text:p>66,30 €</text:p>
          </table:table-cell>
          <table:table-cell table:formula="of:=SUM([.C4];[.D3])" office:value-type="currency" office:currency="EUR" office:value="181.1" calcext:value-type="currency">
            <text:p>181,10 €</text:p>
          </table:table-cell>
          <table:table-cell table:formula="of:=SUM([.D4];[.E3])" office:value-type="currency" office:currency="EUR" office:value="181.1" calcext:value-type="currency">
            <text:p>181,10 €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9-09-01" calcext:value-type="date">
            <text:p>01.09.19</text:p>
          </table:table-cell>
          <table:table-cell office:value-type="date" office:date-value="2019-12-31" calcext:value-type="date">
            <text:p>31.12.19</text:p>
          </table:table-cell>
          <table:table-cell office:value-type="currency" office:currency="EUR" office:value="57.4" calcext:value-type="currency">
            <text:p>57,40 €</text:p>
          </table:table-cell>
          <table:table-cell table:formula="of:=SUM([.C6];[.D5])" office:value-type="currency" office:currency="EUR" office:value="57.4" calcext:value-type="currency">
            <text:p>57,40 €</text:p>
          </table:table-cell>
          <table:table-cell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date" office:date-value="2019-12-31" calcext:value-type="date">
            <text:p>31.12.19</text:p>
          </table:table-cell>
          <table:table-cell office:value-type="currency" office:currency="EUR" office:value="31.2" calcext:value-type="currency">
            <text:p>31,20 €</text:p>
          </table:table-cell>
          <table:table-cell table:formula="of:=SUM([.C7];[.D6])" office:value-type="currency" office:currency="EUR" office:value="88.6" calcext:value-type="currency">
            <text:p>88,60 €</text:p>
          </table:table-cell>
          <table:table-cell table:formula="of:=SUM([.D7];[.E4])" office:value-type="currency" office:currency="EUR" office:value="269.7" calcext:value-type="currency">
            <text:p>269,70 €</text:p>
          </table:table-cell>
        </table:table-row>
      </table:table>
      <table:table table:name="Haftpflichtversicherung" table:style-name="ta1">
        <table:table-column table:style-name="co2" table:default-cell-style-name="ce78"/>
        <table:table-column table:style-name="co2" table:default-cell-style-name="Default"/>
        <table:table-column table:style-name="co2" table:default-cell-style-name="ce78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/>
        </table:table-row>
        <table:table-row table:style-name="ro1">
          <table:table-cell table:style-name="ce70" office:value-type="date" office:date-value="2019-01-01" calcext:value-type="date">
            <text:p>01.01.19</text:p>
          </table:table-cell>
          <table:table-cell table:style-name="ce70" office:value-type="date" office:date-value="2019-12-31" calcext:value-type="date">
            <text:p>31.12.19</text:p>
          </table:table-cell>
          <table:table-cell table:style-name="ce72" office:value-type="currency" office:currency="EUR" office:value="63.11" calcext:value-type="currency">
            <text:p>63,11 €</text:p>
          </table:table-cell>
        </table:table-row>
      </table:table>
      <table:table table:name="Gas Gesamt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2" table:number-columns-repeated="3" table:default-cell-style-name="ce72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9" office:value-type="string" calcext:value-type="string" table:number-columns-spanned="2" table:number-rows-spanned="1">
            <text:p>Datum</text:p>
          </table:table-cell>
          <table:covered-table-cell/>
          <table:table-cell/>
          <table:table-cell table:style-name="ce29" office:value-type="string" calcext:value-type="string" table:number-columns-spanned="3" table:number-rows-spanned="1">
            <text:p>Bestandteile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Menge Gas (kWh)</text:p>
          </table:table-cell>
          <table:table-cell table:style-name="Default" office:value-type="string" calcext:value-type="string">
            <text:p>Grundpreis</text:p>
          </table:table-cell>
          <table:table-cell table:style-name="Default" office:value-type="string" calcext:value-type="string">
            <text:p>Verbrauchspreis</text:p>
          </table:table-cell>
          <table:table-cell table:style-name="Default" office:value-type="string" calcext:value-type="string">
            <text:p>Erdgassteuer</text:p>
          </table:table-cell>
          <table:table-cell table:style-name="Default" office:value-type="string" calcext:value-type="string">
            <text:p>Gesamt netto</text:p>
          </table:table-cell>
          <table:table-cell table:style-name="Default" office:value-type="string" calcext:value-type="string">
            <text:p>Umsatzsteuer</text:p>
          </table:table-cell>
          <table:table-cell table:style-name="Default" office:value-type="string" calcext:value-type="string">
            <text:p>Gesamt brutto</text:p>
          </table:table-cell>
          <table:table-cell office:value-type="string" calcext:value-type="string">
            <text:p>Anzahl monatliche Abschläge</text:p>
          </table:table-cell>
          <table:table-cell office:value-type="string" calcext:value-type="string">
            <text:p>Preis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3" office:value-type="percentage" office:value="0.19" calcext:value-type="percentage">
            <text:p>19,00 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0" office:value-type="date" office:date-value="2019-01-01" calcext:value-type="date">
            <text:p>01.01.19</text:p>
          </table:table-cell>
          <table:table-cell table:style-name="ce70" office:value-type="date" office:date-value="2019-03-31" calcext:value-type="date">
            <text:p>31.03.19</text:p>
          </table:table-cell>
          <table:table-cell table:style-name="ce19" office:value-type="float" office:value="18134" calcext:value-type="float">
            <text:p>18.134</text:p>
          </table:table-cell>
          <table:table-cell office:value-type="currency" office:currency="EUR" office:value="39.45" calcext:value-type="currency">
            <text:p>39,45 €</text:p>
          </table:table-cell>
          <table:table-cell office:value-type="currency" office:currency="EUR" office:value="634.69" calcext:value-type="currency">
            <text:p>634,69 €</text:p>
          </table:table-cell>
          <table:table-cell office:value-type="currency" office:currency="EUR" office:value="99.74" calcext:value-type="currency">
            <text:p>99,74 €</text:p>
          </table:table-cell>
          <table:table-cell table:formula="of:=SUM([.D5:.F5])" office:value-type="currency" office:currency="EUR" office:value="773.88" calcext:value-type="currency">
            <text:p>773,88 €</text:p>
          </table:table-cell>
          <table:table-cell table:formula="of:=PRODUCT([.H4];[.G5])" office:value-type="currency" office:currency="EUR" office:value="147.0372" calcext:value-type="currency">
            <text:p>147,04 €</text:p>
          </table:table-cell>
          <table:table-cell table:formula="of:=SUM([.G5:.H5])" office:value-type="currency" office:currency="EUR" office:value="920.9172" calcext:value-type="currency">
            <text:p>920,92 €</text:p>
          </table:table-cell>
          <table:table-cell office:value-type="float" office:value="3" calcext:value-type="float">
            <text:p>3</text:p>
          </table:table-cell>
          <table:table-cell table:style-name="ce72" office:value-type="currency" office:currency="EUR" office:value="391" calcext:value-type="currency">
            <text:p>391,00 €</text:p>
          </table:table-cell>
        </table:table-row>
        <table:table-row table:style-name="ro1">
          <table:table-cell table:style-name="ce70" office:value-type="date" office:date-value="2019-04-01" calcext:value-type="date">
            <text:p>01.04.19</text:p>
          </table:table-cell>
          <table:table-cell table:style-name="ce70" office:value-type="date" office:date-value="2019-05-15" calcext:value-type="date">
            <text:p>15.05.19</text:p>
          </table:table-cell>
          <table:table-cell table:style-name="ce19" office:value-type="float" office:value="4603" calcext:value-type="float">
            <text:p>4.603</text:p>
          </table:table-cell>
          <table:table-cell office:value-type="currency" office:currency="EUR" office:value="19.72" calcext:value-type="currency">
            <text:p>19,72 €</text:p>
          </table:table-cell>
          <table:table-cell office:value-type="currency" office:currency="EUR" office:value="161.11" calcext:value-type="currency">
            <text:p>161,11 €</text:p>
          </table:table-cell>
          <table:table-cell office:value-type="currency" office:currency="EUR" office:value="25.32" calcext:value-type="currency">
            <text:p>25,32 €</text:p>
          </table:table-cell>
          <table:table-cell table:formula="of:=SUM([.D6:.F6])" office:value-type="currency" office:currency="EUR" office:value="206.15" calcext:value-type="currency">
            <text:p>206,15 €</text:p>
          </table:table-cell>
          <table:table-cell table:formula="of:=PRODUCT([.G6];[.H4])" office:value-type="currency" office:currency="EUR" office:value="39.1685" calcext:value-type="currency">
            <text:p>39,17 €</text:p>
          </table:table-cell>
          <table:table-cell table:formula="of:=SUM([.G6:.H6])" office:value-type="currency" office:currency="EUR" office:value="245.3185" calcext:value-type="currency">
            <text:p>245,32 €</text:p>
          </table:table-cell>
          <table:table-cell office:value-type="float" office:value="4" calcext:value-type="float">
            <text:p>4</text:p>
          </table:table-cell>
          <table:table-cell table:style-name="ce72" office:value-type="currency" office:currency="EUR" office:value="391" calcext:value-type="currency">
            <text:p>391,00 €</text:p>
          </table:table-cell>
        </table:table-row>
        <table:table-row table:style-name="ro1">
          <table:table-cell table:style-name="ce70" table:number-columns-repeated="2"/>
          <table:table-cell table:style-name="ce19"/>
          <table:table-cell table:number-columns-repeated="7"/>
          <table:table-cell table:style-name="ce72"/>
        </table:table-row>
        <table:table-row table:style-name="ro1">
          <table:table-cell table:style-name="ce70" office:value-type="date" office:date-value="2019-05-16" calcext:value-type="date">
            <text:p>16.05.19</text:p>
          </table:table-cell>
          <table:table-cell table:style-name="ce70" office:value-type="date" office:date-value="2019-09-17" calcext:value-type="date">
            <text:p>17.09.19</text:p>
          </table:table-cell>
          <table:table-cell table:style-name="ce19" office:value-type="float" office:value="4612" calcext:value-type="float">
            <text:p>4.612</text:p>
          </table:table-cell>
          <table:table-cell office:value-type="currency" office:currency="EUR" office:value="54.78" calcext:value-type="currency">
            <text:p>54,78 €</text:p>
          </table:table-cell>
          <table:table-cell office:value-type="currency" office:currency="EUR" office:value="161.42" calcext:value-type="currency">
            <text:p>161,42 €</text:p>
          </table:table-cell>
          <table:table-cell table:style-name="ce23" office:value-type="currency" office:currency="EUR" office:value="25.37" calcext:value-type="currency">
            <text:p>25,37 €</text:p>
          </table:table-cell>
          <table:table-cell table:style-name="ce23" table:formula="of:=SUM([.D8:.F8])" office:value-type="currency" office:currency="EUR" office:value="241.57" calcext:value-type="currency">
            <text:p>241,57 €</text:p>
          </table:table-cell>
          <table:table-cell table:formula="of:=PRODUCT([.G8];[.H4])" office:value-type="currency" office:currency="EUR" office:value="45.8983" calcext:value-type="currency">
            <text:p>45,90 €</text:p>
          </table:table-cell>
          <table:table-cell table:formula="of:=SUM([.G8:.H8])" office:value-type="currency" office:currency="EUR" office:value="287.4683" calcext:value-type="currency">
            <text:p>287,47 €</text:p>
          </table:table-cell>
          <table:table-cell table:style-name="ce34" office:value-type="float" office:value="3" calcext:value-type="float">
            <text:p>3</text:p>
          </table:table-cell>
          <table:table-cell table:style-name="ce23" office:value-type="currency" office:currency="EUR" office:value="391" calcext:value-type="currency">
            <text:p>391,00 €</text:p>
          </table:table-cell>
        </table:table-row>
        <table:table-row table:style-name="ro1">
          <table:table-cell table:style-name="ce70" office:value-type="date" office:date-value="2019-09-18" calcext:value-type="date">
            <text:p>18.09.19</text:p>
          </table:table-cell>
          <table:table-cell table:style-name="ce70" office:value-type="date" office:date-value="2019-12-27" calcext:value-type="date">
            <text:p>27.12.19</text:p>
          </table:table-cell>
          <table:table-cell table:style-name="ce19" office:value-type="float" office:value="12957" calcext:value-type="float">
            <text:p>12.957</text:p>
          </table:table-cell>
          <table:table-cell office:value-type="currency" office:currency="EUR" office:value="33.21" calcext:value-type="currency">
            <text:p>33,21 €</text:p>
          </table:table-cell>
          <table:table-cell office:value-type="currency" office:currency="EUR" office:value="772.24" calcext:value-type="currency">
            <text:p>772,24 €</text:p>
          </table:table-cell>
          <table:table-cell table:style-name="ce23" office:value-type="currency" office:currency="EUR" office:value="14.94" calcext:value-type="currency">
            <text:p>14,94 €</text:p>
          </table:table-cell>
          <table:table-cell table:style-name="ce23" table:formula="of:=SUM([.D9:.F9])" office:value-type="currency" office:currency="EUR" office:value="820.39" calcext:value-type="currency">
            <text:p>820,39 €</text:p>
          </table:table-cell>
          <table:table-cell table:formula="of:=PRODUCT([.G9];[.H4])" office:value-type="currency" office:currency="EUR" office:value="155.8741" calcext:value-type="currency">
            <text:p>155,87 €</text:p>
          </table:table-cell>
          <table:table-cell table:formula="of:=SUM([.G9:.H9])" office:value-type="currency" office:currency="EUR" office:value="976.2641" calcext:value-type="currency">
            <text:p>976,26 €</text:p>
          </table:table-cell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42" office:value-type="currency" office:currency="EUR" office:value="391" calcext:value-type="currency" table:number-columns-spanned="1" table:number-rows-spanned="2">
            <text:p>391,00 €</text:p>
          </table:table-cell>
        </table:table-row>
        <table:table-row table:style-name="ro1">
          <table:table-cell table:style-name="ce70" office:value-type="date" office:date-value="2019-12-28" calcext:value-type="date">
            <text:p>28.12.19</text:p>
          </table:table-cell>
          <table:table-cell table:style-name="ce70" office:value-type="date" office:date-value="2019-12-31" calcext:value-type="date">
            <text:p>31.12.19</text:p>
          </table:table-cell>
          <table:table-cell table:style-name="ce19" office:value-type="float" office:value="737" calcext:value-type="float">
            <text:p>737</text:p>
          </table:table-cell>
          <table:table-cell office:value-type="currency" office:currency="EUR" office:value="1.32" calcext:value-type="currency">
            <text:p>1,32 €</text:p>
          </table:table-cell>
          <table:table-cell office:value-type="currency" office:currency="EUR" office:value="43.93" calcext:value-type="currency">
            <text:p>43,93 €</text:p>
          </table:table-cell>
          <table:table-cell table:style-name="ce23" office:value-type="currency" office:currency="EUR" office:value="0.59" calcext:value-type="currency">
            <text:p>0,59 €</text:p>
          </table:table-cell>
          <table:table-cell table:style-name="ce23" table:formula="of:=SUM([.D10:.F10])" office:value-type="currency" office:currency="EUR" office:value="45.84" calcext:value-type="currency">
            <text:p>45,84 €</text:p>
          </table:table-cell>
          <table:table-cell table:formula="of:=PRODUCT([.G10];[.H4])" office:value-type="currency" office:currency="EUR" office:value="8.7096" calcext:value-type="currency">
            <text:p>8,71 €</text:p>
          </table:table-cell>
          <table:table-cell table:formula="of:=SUM([.G10:.H10])" office:value-type="currency" office:currency="EUR" office:value="54.5496" calcext:value-type="currency">
            <text:p>54,55 €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formula="of:=SUM([.G11:.H11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9" table:formula="of:=SUM([.C8:.C10])" office:value-type="float" office:value="18306" calcext:value-type="float">
            <text:p>18.306</text:p>
          </table:table-cell>
          <table:table-cell table:number-columns-repeated="3"/>
          <table:table-cell table:formula="of:=SUM([.G8:.G11])" office:value-type="currency" office:currency="EUR" office:value="1107.8" calcext:value-type="currency">
            <text:p>1.107,80 €</text:p>
          </table:table-cell>
          <table:table-cell table:formula="of:=SUM([.H8:.H11])" office:value-type="currency" office:currency="EUR" office:value="210.482" calcext:value-type="currency">
            <text:p>210,48 €</text:p>
          </table:table-cell>
          <table:table-cell table:formula="of:=SUM([.G12:.H12])" office:value-type="currency" office:currency="EUR" office:value="1318.282" calcext:value-type="currency">
            <text:p>1.318,28 €</text:p>
          </table:table-cell>
          <table:table-cell/>
          <table:table-cell table:style-name="ce72" table:formula="of:=PRODUCT(12;[.K8])" office:value-type="currency" office:currency="EUR" office:value="4692" calcext:value-type="currency">
            <text:p>4.692,00 €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70" office:value-type="date" office:date-value="2019-05-16" calcext:value-type="date">
            <text:p>16.05.19</text:p>
          </table:table-cell>
          <table:table-cell table:style-name="ce70" office:value-type="date" office:date-value="2019-09-17" calcext:value-type="date">
            <text:p>17.09.19</text:p>
          </table:table-cell>
          <table:table-cell table:style-name="ce19" office:value-type="float" office:value="4612" calcext:value-type="float">
            <text:p>4.612</text:p>
          </table:table-cell>
          <table:table-cell table:number-columns-repeated="2"/>
          <table:table-cell table:style-name="ce23"/>
          <table:table-cell table:style-name="ce23" table:formula="of:=SUM([.D14:.F14])" office:value-type="currency" office:currency="EUR" office:value="0" calcext:value-type="currency">
            <text:p>0,00 €</text:p>
          </table:table-cell>
          <table:table-cell table:formula="of:=PRODUCT([.G14];[.H10])" office:value-type="currency" office:currency="EUR" office:value="0" calcext:value-type="currency">
            <text:p>0,00 €</text:p>
          </table:table-cell>
          <table:table-cell office:value-type="currency" office:currency="EUR" office:value="287.47" calcext:value-type="currency">
            <text:p>287,47 €</text:p>
          </table:table-cell>
          <table:table-cell table:style-name="ce34" office:value-type="float" office:value="3" calcext:value-type="float">
            <text:p>3</text:p>
          </table:table-cell>
          <table:table-cell table:style-name="ce23" office:value-type="currency" office:currency="EUR" office:value="391" calcext:value-type="currency">
            <text:p>391,00 €</text:p>
          </table:table-cell>
        </table:table-row>
        <table:table-row table:style-name="ro1">
          <table:table-cell table:style-name="ce70" office:value-type="date" office:date-value="2019-09-18" calcext:value-type="date">
            <text:p>18.09.19</text:p>
          </table:table-cell>
          <table:table-cell table:style-name="ce70" office:value-type="date" office:date-value="2019-12-31" calcext:value-type="date">
            <text:p>31.12.19</text:p>
          </table:table-cell>
          <table:table-cell table:style-name="ce19" office:value-type="float" office:value="13694" calcext:value-type="float">
            <text:p>13.694</text:p>
          </table:table-cell>
          <table:table-cell table:number-columns-repeated="2"/>
          <table:table-cell table:style-name="ce23"/>
          <table:table-cell table:style-name="ce23" table:formula="of:=SUM([.D15:.F15])" office:value-type="currency" office:currency="EUR" office:value="0" calcext:value-type="currency">
            <text:p>0,00 €</text:p>
          </table:table-cell>
          <table:table-cell table:formula="of:=PRODUCT([.G15];[.H10])" office:value-type="currency" office:currency="EUR" office:value="0" calcext:value-type="currency">
            <text:p>0,00 €</text:p>
          </table:table-cell>
          <table:table-cell office:value-type="currency" office:currency="EUR" office:value="1030.82" calcext:value-type="currency">
            <text:p>1.030,82 €</text:p>
          </table:table-cell>
          <table:table-cell table:style-name="ce40" office:value-type="float" office:value="3" calcext:value-type="float">
            <text:p>3</text:p>
          </table:table-cell>
          <table:table-cell table:style-name="ce42" office:value-type="currency" office:currency="EUR" office:value="391" calcext:value-type="currency">
            <text:p>391,00 €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9" table:formula="of:=SUM([.C14:.C15])" office:value-type="float" office:value="18306" calcext:value-type="float">
            <text:p>18.306</text:p>
          </table:table-cell>
          <table:table-cell table:number-columns-repeated="3"/>
          <table:table-cell table:formula="of:=SUM([.G14:.G16])" office:value-type="currency" office:currency="EUR" office:value="0" calcext:value-type="currency">
            <text:p>0,00 €</text:p>
          </table:table-cell>
          <table:table-cell table:formula="of:=SUM([.H14:.H16])" office:value-type="currency" office:currency="EUR" office:value="0" calcext:value-type="currency">
            <text:p>0,00 €</text:p>
          </table:table-cell>
          <table:table-cell table:formula="of:=SUM([.I14:.I15])" office:value-type="currency" office:currency="EUR" office:value="1318.29" calcext:value-type="currency">
            <text:p>1.318,29 €</text:p>
          </table:table-cell>
          <table:table-cell/>
          <table:table-cell table:style-name="ce72" table:formula="of:=PRODUCT(12;[.K14])" office:value-type="currency" office:currency="EUR" office:value="4692" calcext:value-type="currency">
            <text:p>4.692,00 €</text:p>
          </table:table-cell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asser_Gesamt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78" office:value-type="string" calcext:value-type="string">
            <text:p>Wasser</text:p>
          </table:table-cell>
          <table:table-cell table:style-name="ce14" office:value-type="date" office:date-value="2018-09-29" calcext:value-type="date">
            <text:p>29.09.18</text:p>
          </table:table-cell>
          <table:table-cell table:style-name="ce14" office:value-type="date" office:date-value="2019-12-27" calcext:value-type="date">
            <text:p>27.12.19</text:p>
          </table:table-cell>
          <table:table-cell table:style-name="ce21" office:value-type="string" calcext:value-type="string">
            <text:p>Differrenz</text:p>
          </table:table-cell>
          <table:table-cell table:style-name="ce21" office:value-type="string" calcext:value-type="string">
            <text:p>Summe</text:p>
          </table:table-cell>
          <table:table-cell table:style-name="ce21" office:value-type="string" calcext:value-type="string">
            <text:p>Anteile Gesamt</text:p>
          </table:table-cell>
          <table:table-cell table:style-name="ce78" office:value-type="string" calcext:value-type="string">
            <text:p>Gesamt</text:p>
          </table:table-cell>
          <table:table-cell table:style-name="ce78" office:value-type="string" calcext:value-type="string">
            <text:p>Betrag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office:value-type="float" office:value="116" calcext:value-type="float">
            <text:p>116</text:p>
          </table:table-cell>
          <table:table-cell office:value-type="float" office:value="354" calcext:value-type="float">
            <text:p>354</text:p>
          </table:table-cell>
          <table:table-cell table:formula="of:=ORG.LIBREOFFICE.RAWSUBTRACT([.C3];[.B3])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table:style-name="ce79" office:value-type="string" calcext:value-type="string">
            <text:p>Erdgeschoss</text:p>
          </table:table-cell>
          <table:table-cell table:style-name="ce83" office:value-type="string" calcext:value-type="string">
            <text:p>Brustat</text:p>
          </table:table-cell>
          <table:table-cell table:style-name="ce83" table:number-columns-repeated="3"/>
          <table:table-cell table:style-name="ce89"/>
          <table:table-cell table:style-name="ce37" table:formula="of:=SUM([.E5:.E13])" office:value-type="float" office:value="182.476" calcext:value-type="float" table:number-columns-spanned="1" table:number-rows-spanned="9">
            <text:p>182,476</text:p>
          </table:table-cell>
          <table:table-cell table:style-name="ce41" table:formula="of:=PRODUCT([.F5];[.B15])" office:value-type="currency" office:currency="EUR" office:value="267.667166093075" calcext:value-type="currency" table:number-columns-spanned="1" table:number-rows-spanned="3">
            <text:p>267,67 €</text:p>
          </table:table-cell>
        </table:table-row>
        <table:table-row table:style-name="ro1">
          <table:table-cell table:style-name="ce80" office:value-type="string" calcext:value-type="string">
            <text:p>Kalt </text:p>
          </table:table-cell>
          <table:table-cell table:style-name="ce84" office:value-type="float" office:value="136.402" calcext:value-type="float">
            <text:p>136,402</text:p>
          </table:table-cell>
          <table:table-cell table:style-name="ce84" office:value-type="float" office:value="174.989" calcext:value-type="float">
            <text:p>174,989</text:p>
          </table:table-cell>
          <table:table-cell table:style-name="ce22" table:formula="of:=ORG.LIBREOFFICE.RAWSUBTRACT([.C5];[.B5])" office:value-type="float" office:value="38.587" calcext:value-type="float">
            <text:p>38,587</text:p>
          </table:table-cell>
          <table:table-cell table:style-name="ce26" table:formula="of:=SUM([.D5:.D6])" office:value-type="float" office:value="61.717" calcext:value-type="float" table:number-columns-spanned="1" table:number-rows-spanned="2">
            <text:p>61,717</text:p>
          </table:table-cell>
          <table:table-cell table:style-name="ce30" table:formula="of:=[.E5]/[.G4]" office:value-type="float" office:value="0.338219820688748" calcext:value-type="float" table:number-columns-spanned="1" table:number-rows-spanned="2">
            <text:p>0,338219820688748</text:p>
          </table:table-cell>
          <table:covered-table-cell table:style-name="ce93"/>
          <table:covered-table-cell/>
        </table:table-row>
        <table:table-row table:style-name="ro1">
          <table:table-cell table:style-name="ce81" office:value-type="string" calcext:value-type="string">
            <text:p>Warm</text:p>
          </table:table-cell>
          <table:table-cell table:style-name="ce85" office:value-type="float" office:value="73.728" calcext:value-type="float">
            <text:p>73,728</text:p>
          </table:table-cell>
          <table:table-cell table:style-name="ce85" office:value-type="float" office:value="96.858" calcext:value-type="float">
            <text:p>96,858</text:p>
          </table:table-cell>
          <table:table-cell table:style-name="ce24" table:formula="of:=ORG.LIBREOFFICE.RAWSUBTRACT([.C6];[.B6])" office:value-type="float" office:value="23.13" calcext:value-type="float">
            <text:p>23,130</text:p>
          </table:table-cell>
          <table:covered-table-cell table:style-name="ce27"/>
          <table:covered-table-cell table:style-name="ce31"/>
          <table:covered-table-cell table:style-name="ce94"/>
          <table:covered-table-cell/>
        </table:table-row>
        <table:table-row table:style-name="ro1">
          <table:table-cell table:style-name="ce79" office:value-type="string" calcext:value-type="string">
            <text:p>Erster Stock</text:p>
          </table:table-cell>
          <table:table-cell table:style-name="ce86" office:value-type="string" calcext:value-type="string">
            <text:p>Zeiher / Zieger</text:p>
          </table:table-cell>
          <table:table-cell table:style-name="ce86"/>
          <table:table-cell table:style-name="ce25"/>
          <table:table-cell table:style-name="ce28"/>
          <table:table-cell table:style-name="ce32"/>
          <table:covered-table-cell table:style-name="ce94"/>
          <table:table-cell table:style-name="ce41" table:formula="of:=PRODUCT([.F8];[.B15])" office:value-type="currency" office:currency="EUR" office:value="319.034697165655" calcext:value-type="currency" table:number-columns-spanned="1" table:number-rows-spanned="3">
            <text:p>319,03 €</text:p>
          </table:table-cell>
        </table:table-row>
        <table:table-row table:style-name="ro1">
          <table:table-cell table:style-name="ce80" office:value-type="string" calcext:value-type="string">
            <text:p>Kalt </text:p>
          </table:table-cell>
          <table:table-cell table:style-name="ce84" office:value-type="float" office:value="47.338" calcext:value-type="float">
            <text:p>47,338</text:p>
          </table:table-cell>
          <table:table-cell table:style-name="ce84" office:value-type="float" office:value="78.461" calcext:value-type="float">
            <text:p>78,461</text:p>
          </table:table-cell>
          <table:table-cell table:style-name="ce22" table:formula="of:=ORG.LIBREOFFICE.RAWSUBTRACT([.C8];[.B8])" office:value-type="float" office:value="31.123" calcext:value-type="float">
            <text:p>31,123</text:p>
          </table:table-cell>
          <table:table-cell table:style-name="ce26" table:formula="of:=SUM([.D8:.D9])" office:value-type="float" office:value="73.561" calcext:value-type="float" table:number-columns-spanned="1" table:number-rows-spanned="2">
            <text:p>73,561</text:p>
          </table:table-cell>
          <table:table-cell table:style-name="ce30" table:formula="of:=[.E8]/[.G4]" office:value-type="float" office:value="0.403126986562616" calcext:value-type="float" table:number-columns-spanned="1" table:number-rows-spanned="2">
            <text:p>0,403126986562616</text:p>
          </table:table-cell>
          <table:covered-table-cell table:style-name="ce94"/>
          <table:covered-table-cell/>
        </table:table-row>
        <table:table-row table:style-name="ro1">
          <table:table-cell table:style-name="ce81" office:value-type="string" calcext:value-type="string">
            <text:p>Warm</text:p>
          </table:table-cell>
          <table:table-cell table:style-name="ce85" office:value-type="float" office:value="14.502" calcext:value-type="float">
            <text:p>14,502</text:p>
          </table:table-cell>
          <table:table-cell table:style-name="ce85" office:value-type="float" office:value="56.94" calcext:value-type="float">
            <text:p>56,940</text:p>
          </table:table-cell>
          <table:table-cell table:style-name="ce24" table:formula="of:=ORG.LIBREOFFICE.RAWSUBTRACT([.C9];[.B9])" office:value-type="float" office:value="42.438" calcext:value-type="float">
            <text:p>42,438</text:p>
          </table:table-cell>
          <table:covered-table-cell table:style-name="ce27"/>
          <table:covered-table-cell table:style-name="ce31"/>
          <table:covered-table-cell table:style-name="ce94"/>
          <table:covered-table-cell/>
        </table:table-row>
        <table:table-row table:style-name="ro1">
          <table:table-cell table:style-name="ce79" office:value-type="string" calcext:value-type="string">
            <text:p>Zweiter Stock</text:p>
          </table:table-cell>
          <table:table-cell table:style-name="ce86" office:value-type="string" calcext:value-type="string">
            <text:p>Köller</text:p>
          </table:table-cell>
          <table:table-cell table:style-name="ce86"/>
          <table:table-cell table:style-name="ce25"/>
          <table:table-cell table:style-name="ce28"/>
          <table:table-cell table:style-name="ce32"/>
          <table:covered-table-cell table:style-name="ce94"/>
          <table:table-cell table:style-name="ce41" table:formula="of:=PRODUCT([.F11];[.B15])" office:value-type="currency" office:currency="EUR" office:value="204.69813674127" calcext:value-type="currency" table:number-columns-spanned="1" table:number-rows-spanned="3">
            <text:p>204,70 €</text:p>
          </table:table-cell>
        </table:table-row>
        <table:table-row table:style-name="ro1">
          <table:table-cell table:style-name="ce80" office:value-type="string" calcext:value-type="string">
            <text:p>Kalt </text:p>
          </table:table-cell>
          <table:table-cell table:style-name="ce84" office:value-type="float" office:value="191.613" calcext:value-type="float">
            <text:p>191,613</text:p>
          </table:table-cell>
          <table:table-cell table:style-name="ce84" office:value-type="float" office:value="237.258" calcext:value-type="float">
            <text:p>237,258</text:p>
          </table:table-cell>
          <table:table-cell table:style-name="ce22" table:formula="of:=ORG.LIBREOFFICE.RAWSUBTRACT([.C11];[.B11])" office:value-type="float" office:value="45.645" calcext:value-type="float">
            <text:p>45,645</text:p>
          </table:table-cell>
          <table:table-cell table:style-name="ce26" table:formula="of:=SUM([.D11:.D12])" office:value-type="float" office:value="47.198" calcext:value-type="float" table:number-columns-spanned="1" table:number-rows-spanned="2">
            <text:p>47,198</text:p>
          </table:table-cell>
          <table:table-cell table:style-name="ce30" table:formula="of:=[.E11]/[.G4]" office:value-type="float" office:value="0.258653192748635" calcext:value-type="float" table:number-columns-spanned="1" table:number-rows-spanned="2">
            <text:p>0,258653192748635</text:p>
          </table:table-cell>
          <table:covered-table-cell table:style-name="ce94"/>
          <table:covered-table-cell/>
        </table:table-row>
        <table:table-row table:style-name="ro1">
          <table:table-cell table:style-name="ce81" office:value-type="string" calcext:value-type="string">
            <text:p>Warm</text:p>
          </table:table-cell>
          <table:table-cell table:style-name="ce85" office:value-type="float" office:value="9.591" calcext:value-type="float">
            <text:p>9,591</text:p>
          </table:table-cell>
          <table:table-cell table:style-name="ce85" office:value-type="float" office:value="11.144" calcext:value-type="float">
            <text:p>11,144</text:p>
          </table:table-cell>
          <table:table-cell table:style-name="ce24" table:formula="of:=ORG.LIBREOFFICE.RAWSUBTRACT([.C12];[.B12])" office:value-type="float" office:value="1.553" calcext:value-type="float">
            <text:p>1,553</text:p>
          </table:table-cell>
          <table:covered-table-cell table:style-name="ce27"/>
          <table:covered-table-cell table:style-name="ce31"/>
          <table:covered-table-cell table:style-name="ce95"/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 table:style-name="ce78"/>
          <table:table-cell table:style-name="ce70"/>
          <table:table-cell table:number-columns-repeated="6"/>
        </table:table-row>
        <table:table-row table:style-name="ro1">
          <table:table-cell table:style-name="ce78" office:value-type="string" calcext:value-type="string">
            <text:p>Gesamtbetrag</text:p>
          </table:table-cell>
          <table:table-cell table:style-name="ce72" office:value-type="currency" office:currency="EUR" office:value="791.4" calcext:value-type="currency">
            <text:p>791,40 €</text:p>
          </table:table-cell>
          <table:table-cell table:number-columns-repeated="5"/>
          <table:table-cell table:style-name="ce72" table:formula="of:=SUM([.H4:.H13])" office:value-type="currency" office:currency="EUR" office:value="791.4" calcext:value-type="currency">
            <text:p>791,40 €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8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8"/>
          <table:table-cell table:style-name="ce7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78"/>
          <table:table-cell/>
          <table:table-cell table:style-name="ce82"/>
          <table:table-cell table:number-columns-repeated="5"/>
        </table:table-row>
      </table:table>
      <table:table table:name="Strom Gesamt" table:style-name="ta1">
        <table:table-column table:style-name="co2" table:number-columns-repeated="2" table:default-cell-style-name="Default"/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2" table:number-columns-repeated="3" table:default-cell-style-name="ce72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9" office:value-type="string" calcext:value-type="string" table:number-columns-spanned="2" table:number-rows-spanned="1">
            <text:p>Datum</text:p>
          </table:table-cell>
          <table:covered-table-cell/>
          <table:table-cell table:style-name="ce29" office:value-type="string" calcext:value-type="string" table:number-columns-spanned="3" table:number-rows-spanned="1">
            <text:p>Bestandteile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office:value-type="string" calcext:value-type="string">
            <text:p>Grundpreis</text:p>
          </table:table-cell>
          <table:table-cell table:style-name="Default" office:value-type="string" calcext:value-type="string">
            <text:p>Verbrauchspreis</text:p>
          </table:table-cell>
          <table:table-cell table:style-name="Default" office:value-type="string" calcext:value-type="string">
            <text:p>Stromsteuer</text:p>
          </table:table-cell>
          <table:table-cell table:style-name="Default" office:value-type="string" calcext:value-type="string">
            <text:p>Gesamt netto</text:p>
          </table:table-cell>
          <table:table-cell table:style-name="Default" office:value-type="string" calcext:value-type="string">
            <text:p>Umsatzsteuer</text:p>
          </table:table-cell>
          <table:table-cell table:style-name="Default" office:value-type="string" calcext:value-type="string">
            <text:p>Gesamt brutto</text:p>
          </table:table-cell>
          <table:table-cell office:value-type="string" calcext:value-type="string">
            <text:p>Anzahl monatliche Abschläge</text:p>
          </table:table-cell>
          <table:table-cell office:value-type="string" calcext:value-type="string">
            <text:p>Preis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3" office:value-type="percentage" office:value="0.19" calcext:value-type="percentage">
            <text:p>19,00 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0" office:value-type="date" office:date-value="2019-01-01" calcext:value-type="date">
            <text:p>01.01.19</text:p>
          </table:table-cell>
          <table:table-cell table:style-name="ce70" office:value-type="date" office:date-value="2019-05-15" calcext:value-type="date">
            <text:p>15.05.19</text:p>
          </table:table-cell>
          <table:table-cell office:value-type="currency" office:currency="EUR" office:value="34.8" calcext:value-type="currency">
            <text:p>34,80 €</text:p>
          </table:table-cell>
          <table:table-cell office:value-type="currency" office:currency="EUR" office:value="100.39" calcext:value-type="currency">
            <text:p>100,39 €</text:p>
          </table:table-cell>
          <table:table-cell office:value-type="currency" office:currency="EUR" office:value="13.96" calcext:value-type="currency">
            <text:p>13,96 €</text:p>
          </table:table-cell>
          <table:table-cell table:formula="of:=SUM([.C5:.E5])" office:value-type="currency" office:currency="EUR" office:value="149.15" calcext:value-type="currency">
            <text:p>149,15 €</text:p>
          </table:table-cell>
          <table:table-cell table:formula="of:=PRODUCT([.F5];[.G4])" office:value-type="currency" office:currency="EUR" office:value="28.3385" calcext:value-type="currency">
            <text:p>28,34 €</text:p>
          </table:table-cell>
          <table:table-cell table:formula="of:=SUM([.F5:.G5])" office:value-type="currency" office:currency="EUR" office:value="177.4885" calcext:value-type="currency">
            <text:p>177,49 €</text:p>
          </table:table-cell>
          <table:table-cell office:value-type="float" office:value="5" calcext:value-type="float">
            <text:p>5</text:p>
          </table:table-cell>
          <table:table-cell table:style-name="ce72" office:value-type="currency" office:currency="EUR" office:value="38" calcext:value-type="currency">
            <text:p>38,00 €</text:p>
          </table:table-cell>
        </table:table-row>
        <table:table-row table:style-name="ro1">
          <table:table-cell table:style-name="ce70" table:number-columns-repeated="2"/>
          <table:table-cell table:number-columns-repeated="7"/>
          <table:table-cell table:style-name="ce72"/>
        </table:table-row>
        <table:table-row table:style-name="ro1">
          <table:table-cell table:style-name="ce70" office:value-type="date" office:date-value="2019-05-16" calcext:value-type="date">
            <text:p>16.05.19</text:p>
          </table:table-cell>
          <table:table-cell table:style-name="ce70" office:value-type="date" office:date-value="2019-09-14" calcext:value-type="date">
            <text:p>14.09.19</text:p>
          </table:table-cell>
          <table:table-cell office:value-type="currency" office:currency="EUR" office:value="31.45" calcext:value-type="currency">
            <text:p>31,45 €</text:p>
          </table:table-cell>
          <table:table-cell office:value-type="currency" office:currency="EUR" office:value="78.12" calcext:value-type="currency">
            <text:p>78,12 €</text:p>
          </table:table-cell>
          <table:table-cell office:value-type="currency" office:currency="EUR" office:value="20.82" calcext:value-type="currency">
            <text:p>20,82 €</text:p>
          </table:table-cell>
          <table:table-cell table:formula="of:=SUM([.C7:.E7])" office:value-type="currency" office:currency="EUR" office:value="130.39" calcext:value-type="currency">
            <text:p>130,39 €</text:p>
          </table:table-cell>
          <table:table-cell/>
          <table:table-cell table:formula="of:=SUM([.F7:.G7])" office:value-type="currency" office:currency="EUR" office:value="130.39" calcext:value-type="currency">
            <text:p>130,39 €</text:p>
          </table:table-cell>
          <table:table-cell office:value-type="float" office:value="4" calcext:value-type="float">
            <text:p>4</text:p>
          </table:table-cell>
          <table:table-cell table:style-name="ce72" office:value-type="currency" office:currency="EUR" office:value="38" calcext:value-type="currency">
            <text:p>38,00 €</text:p>
          </table:table-cell>
        </table:table-row>
        <table:table-row table:style-name="ro1">
          <table:table-cell table:style-name="ce70" office:value-type="date" office:date-value="2019-09-15" calcext:value-type="date">
            <text:p>15.09.19</text:p>
          </table:table-cell>
          <table:table-cell table:style-name="ce70" office:value-type="date" office:date-value="2019-09-26" calcext:value-type="date">
            <text:p>26.09.19</text:p>
          </table:table-cell>
          <table:table-cell office:value-type="currency" office:currency="EUR" office:value="3.51" calcext:value-type="currency">
            <text:p>3,51 €</text:p>
          </table:table-cell>
          <table:table-cell office:value-type="currency" office:currency="EUR" office:value="8.39" calcext:value-type="currency">
            <text:p>8,39 €</text:p>
          </table:table-cell>
          <table:table-cell table:style-name="ce62" office:value-type="currency" office:currency="EUR" office:value="22.21" calcext:value-type="currency" table:number-columns-spanned="1" table:number-rows-spanned="3">
            <text:p>22,21 €</text:p>
          </table:table-cell>
          <table:table-cell table:style-name="ce62" table:formula="of:=SUM([.C8];[.C9];[.C10];[.D8];[.D9];[.D10];[.E8])" office:value-type="currency" office:currency="EUR" office:value="139.1" calcext:value-type="currency" table:number-columns-spanned="1" table:number-rows-spanned="3">
            <text:p>139,10 €</text:p>
          </table:table-cell>
          <table:table-cell table:style-name="ce62" table:number-columns-spanned="1" table:number-rows-spanned="3"/>
          <table:table-cell table:style-name="ce62" table:formula="of:=SUM([.F8:.G8])" office:value-type="currency" office:currency="EUR" office:value="139.1" calcext:value-type="currency" table:number-columns-spanned="1" table:number-rows-spanned="3">
            <text:p>139,10 €</text:p>
          </table:table-cell>
          <table:table-cell table:style-name="ce63" office:value-type="float" office:value="3" calcext:value-type="float" table:number-columns-spanned="1" table:number-rows-spanned="3">
            <text:p>3</text:p>
          </table:table-cell>
          <table:table-cell table:style-name="ce62" office:value-type="currency" office:currency="EUR" office:value="38" calcext:value-type="currency" table:number-columns-spanned="1" table:number-rows-spanned="3">
            <text:p>38,00 €</text:p>
          </table:table-cell>
        </table:table-row>
        <table:table-row table:style-name="ro1">
          <table:table-cell table:style-name="ce70" office:value-type="date" office:date-value="2019-09-27" calcext:value-type="date">
            <text:p>27.09.19</text:p>
          </table:table-cell>
          <table:table-cell table:style-name="ce70" office:value-type="date" office:date-value="2019-12-27" calcext:value-type="date">
            <text:p>27.12.19</text:p>
          </table:table-cell>
          <table:table-cell office:value-type="currency" office:currency="EUR" office:value="27.34" calcext:value-type="currency">
            <text:p>27,34 €</text:p>
          </table:table-cell>
          <table:table-cell office:value-type="currency" office:currency="EUR" office:value="73.32" calcext:value-type="currency">
            <text:p>73,32 €</text:p>
          </table:table-cell>
          <table:covered-table-cell table:number-columns-repeated="6"/>
        </table:table-row>
        <table:table-row table:style-name="ro1">
          <table:table-cell table:style-name="ce70" office:value-type="date" office:date-value="2019-12-28" calcext:value-type="date">
            <text:p>28.12.19</text:p>
          </table:table-cell>
          <table:table-cell table:style-name="ce70" office:value-type="date" office:date-value="2019-12-31" calcext:value-type="date">
            <text:p>31.12.19</text:p>
          </table:table-cell>
          <table:table-cell office:value-type="currency" office:currency="EUR" office:value="1.19" calcext:value-type="currency">
            <text:p>1,19 €</text:p>
          </table:table-cell>
          <table:table-cell office:value-type="currency" office:currency="EUR" office:value="3.14" calcext:value-type="currency">
            <text:p>3,14 €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SUM([.F7:.F11])" office:value-type="currency" office:currency="EUR" office:value="269.49" calcext:value-type="currency">
            <text:p>269,49 €</text:p>
          </table:table-cell>
          <table:table-cell table:formula="of:=SUM([.G7:.G11])" office:value-type="currency" office:currency="EUR" office:value="0" calcext:value-type="currency">
            <text:p>0,00 €</text:p>
          </table:table-cell>
          <table:table-cell table:formula="of:=SUM([.H7:.H11])" office:value-type="currency" office:currency="EUR" office:value="269.49" calcext:value-type="currency">
            <text:p>269,49 €</text:p>
          </table:table-cell>
          <table:table-cell/>
          <table:table-cell table:style-name="ce72" table:formula="of:=PRODUCT(12;[.J8])" office:value-type="currency" office:currency="EUR" office:value="456" calcext:value-type="currency">
            <text:p>456,00 €</text:p>
          </table:table-cell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 number:title="Benutzerdefiniert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/>
    </number:number-style>
    <number:number-style style:name="N114" number:title="Benutzerdefiniert">
      <number:number number:decimal-places="0" loext:min-decimal-places="0" number:min-integer-digits="3"/>
    </number:number-style>
    <number:number-style style:name="N115" number:title="Benutzerdefiniert">
      <number:number number:decimal-places="0" loext:min-decimal-places="0" number:min-integer-digits="3" number:grouping="true"/>
    </number:number-style>
    <number:number-style style:name="N116">
      <number:number number:decimal-places="3" loext:min-decimal-places="3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left="17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 style:data-style-name="N2" text:time-value="11:11:02.298370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20-02-27T11:23:35.191606959</dc:date>
    <meta:editing-duration>PT5H16M43S</meta:editing-duration>
    <meta:editing-cycles>55</meta:editing-cycles>
    <meta:document-statistic meta:table-count="13" meta:cell-count="647" meta:object-count="0"/>
  </office:meta>
</office:document-meta>
</file>